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c32f4"/>
    </style:style>
    <style:style style:name="P2" style:family="paragraph" style:parent-style-name="Standard" style:list-style-name="L1">
      <style:text-properties officeooo:paragraph-rsid="001c32f4"/>
    </style:style>
    <style:style style:name="P3" style:family="paragraph" style:parent-style-name="Standard" style:list-style-name="L2">
      <style:text-properties officeooo:paragraph-rsid="001c32f4"/>
    </style:style>
    <style:style style:name="P4" style:family="paragraph" style:parent-style-name="Standard" style:list-style-name="L3">
      <style:text-properties officeooo:paragraph-rsid="001c32f4"/>
    </style:style>
    <style:style style:name="P5" style:family="paragraph" style:parent-style-name="Standard">
      <style:text-properties fo:font-weight="normal" officeooo:paragraph-rsid="001cb1a2" style:font-weight-asian="normal" style:font-weight-complex="normal"/>
    </style:style>
    <style:style style:name="P6" style:family="paragraph" style:parent-style-name="Text_20_body">
      <style:text-properties officeooo:paragraph-rsid="001cb1a2"/>
    </style:style>
    <style:style style:name="T1" style:family="text">
      <style:text-properties officeooo:rsid="001c32f4"/>
    </style:style>
    <style:style style:name="T2" style:family="text">
      <style:text-properties style:text-position="super 58%" officeooo:rsid="001c32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irewalls</text:span></text:p>
      <text:p text:style-name="P1"><text:span text:style-name="T1"/></text:p>
      <text:p text:style-name="P1"><text:span text:style-name="T1">A combination of hardware and software that isolates a corporations internal network from the outer internet.</text:span></text:p>
      <text:p text:style-name="P1"><text:span text:style-name="T1"/></text:p>
      <text:p text:style-name="P1"><text:span text:style-name="T1">Packet filtering</text:span></text:p>
      <text:p text:style-name="P1"><text:span text:style-name="T1">Conceptual firewall implemented at the network layer.</text:span></text:p>
      <text:p text:style-name="P1"><text:span text:style-name="T1"/></text:p>
      <text:p text:style-name="P1"><text:span text:style-name="T1">Filtering decisions</text:span></text:p>
      <text:list xml:id="list8880167510476318836" text:style-name="L1">
        <text:list-item>
          <text:p text:style-name="P2"><text:span text:style-name="T1">IP source of destination address</text:span></text:p>
          <text:list>
            <text:list-item>
              <text:p text:style-name="P2"><text:span text:style-name="T1">Not useful if attacker spoofs IP.</text:span></text:p>
            </text:list-item>
          </text:list>
        </text:list-item>
        <text:list-item>
          <text:p text:style-name="P2"><text:span text:style-name="T1">TCP or UDP source or destination numbers</text:span></text:p>
          <text:list>
            <text:list-item>
              <text:p text:style-name="P2"><text:span text:style-name="T1">Helps filter out packets of specified application</text:span></text:p>
            </text:list-item>
          </text:list>
        </text:list-item>
        <text:list-item>
          <text:p text:style-name="P2"><text:span text:style-name="T1">ICMP message type</text:span></text:p>
        </text:list-item>
        <text:list-item>
          <text:p text:style-name="P2"><text:span text:style-name="T1">Other fields in TCP packets like </text:span></text:p>
          <text:list>
            <text:list-item>
              <text:p text:style-name="P2"><text:span text:style-name="T1">TCP SYN</text:span></text:p>
            </text:list-item>
            <text:list-item>
              <text:p text:style-name="P2"><text:span text:style-name="T1">ACK</text:span></text:p>
            </text:list-item>
          </text:list>
        </text:list-item>
      </text:list>
      <text:p text:style-name="P1"><text:span text:style-name="T1"/></text:p>
      <text:p text:style-name="P1"><text:span text:style-name="T1">How can only incomming(and not outgoing) TCP connections be filtered?</text:span></text:p>
      <text:p text:style-name="P1"><text:span text:style-name="T1">The first segment of a TCP connection has ACK=0. Filter for this.</text:span></text:p>
      <text:p text:style-name="P1"><text:span text:style-name="T1"/></text:p>
      <text:p text:style-name="P1"><text:span text:style-name="T1">Application gateway</text:span></text:p>
      <text:p text:style-name="P1"><text:span text:style-name="T1">An application gateway server through which all application specific data must pass. Multiple application gateways can run on the same host, but wach as a seperate server with its own process</text:span></text:p>
      <text:p text:style-name="P1"><text:span text:style-name="T1"/></text:p>
      <text:p text:style-name="P1"><text:span text:style-name="T1">Advntages of application gateways over packet filters</text:span></text:p>
      <text:p text:style-name="P1"><text:span text:style-name="T1">Finer control. Application gateways being application specific will be able to filter out by interpreting application data.</text:span></text:p>
      <text:p text:style-name="P1"><text:span text:style-name="T1"/></text:p>
      <text:p text:style-name="P1"><text:span text:style-name="T1">Disadvantages of application gateways</text:span></text:p>
      <text:list xml:id="list6303500706269881287" text:style-name="L2">
        <text:list-item>
          <text:p text:style-name="P3"><text:span text:style-name="T1">One application gateway for every application needed.</text:span></text:p>
        </text:list-item>
        <text:list-item>
          <text:p text:style-name="P3"><text:span text:style-name="T1">Performance penalty as all data must pass through AG</text:span></text:p>
        </text:list-item>
        <text:list-item>
          <text:p text:style-name="P3"><text:span text:style-name="T1">Extra configuration effort of application to connect through AG.</text:span></text:p>
        </text:list-item>
      </text:list>
      <text:p text:style-name="P1"><text:span text:style-name="T1"/></text:p>
      <text:p text:style-name="P1"><text:span text:style-name="T1">Mapping?</text:span></text:p>
      <text:p text:style-name="P1"><text:span text:style-name="T1">Gathering info about</text:span></text:p>
      <text:list xml:id="list8179797486723289883" text:style-name="L3">
        <text:list-item>
          <text:p text:style-name="P4"><text:span text:style-name="T1">IP addresses of machines in a network</text:span></text:p>
        </text:list-item>
        <text:list-item>
          <text:p text:style-name="P4"><text:span text:style-name="T1">OSes</text:span></text:p>
        </text:list-item>
        <text:list-item>
          <text:p text:style-name="P4"><text:span text:style-name="T1">Services run</text:span></text:p>
        </text:list-item>
      </text:list>
      <text:p text:style-name="P1"><text:span text:style-name="T1"/></text:p>
      <text:p text:style-name="P1"><text:span text:style-name="T1">What is IP spoofing?</text:span></text:p>
      <text:p text:style-name="P1"><text:span text:style-name="T1">Placing an incorrect IP address in the datagrams source address field to mask true asource address</text:span></text:p>
      <text:p text:style-name="P1"><text:span text:style-name="T1">Since modifying the datagram field requires modification in the network layer protocol, a user must have access to the OS code</text:span></text:p>
      <text:p text:style-name="P1"><text:span text:style-name="T1"/></text:p>
      <text:p text:style-name="P1"><text:span text:style-name="T1">How can spoofing be prevented?</text:span></text:p>
      <text:p text:style-name="P1"><text:span text:style-name="T1">By performing ingress filtering at routers</text:span></text:p>
      <text:p text:style-name="P1"><text:span text:style-name="T1"/></text:p>
      <text:p text:style-name="P1"><text:span text:style-name="T1">What is ingress filtering</text:span></text:p>
      <text:p text:style-name="P1"><text:span text:style-name="T1">Checking the IP addresses of datagrams and making sure that the source address is in the range adrresses that are known to be reachable via that interface.</text:span></text:p>
      <text:p text:style-name="P1"><text:soft-page-break/><text:span text:style-name="T1"/></text:p>
      <text:p text:style-name="P1"><text:span text:style-name="T1">Packet sniffing?</text:span></text:p>
      <text:p text:style-name="P1"><text:span text:style-name="T1">Passively recieveing all data-link layer frames passing by the devices network adapter or network card.</text:span></text:p>
      <text:p text:style-name="P1"><text:span text:style-name="T1"/></text:p>
      <text:p text:style-name="P1"><text:span text:style-name="T1">How can packet sniffing be done on an ethernet LAN</text:span></text:p>
      <text:p text:style-name="P1"><text:span text:style-name="T1">By setting the ethernet network adapter or card in primiscuous mode. Then the adapter/card received all passing ethernet frames</text:span></text:p>
      <text:p text:style-name="P1"><text:span text:style-name="T1"/></text:p>
      <text:p text:style-name="P1"><text:span text:style-name="T1">How can an interface running in primiscous mode be detected remotly?</text:span></text:p>
      <text:p text:style-name="P1"><text:span text:style-name="T1">A host that replies to an ICMP echo datagram that is correctly addressed in</text:span></text:p>
      <text:p text:style-name="P1"><text:span text:style-name="T1"/></text:p>
      <text:p text:style-name="P1"><text:span text:style-name="T1">Syn flooding attack</text:span></text:p>
      <text:p text:style-name="P1"><text:span text:style-name="T1">A type of Denial of service attack.</text:span></text:p>
      <text:p text:style-name="P1"><text:span text:style-name="T1">Atacker sends large amount of packets to the trageted server with spoof IP addreses and then does not complete the connection by responding to the servers 2</text:span><text:span text:style-name="T2">nd</text:span><text:span text:style-name="T1"> handshake in the 3-handshake protocol leaving th server wasting resources it reserved for a connection</text:span></text:p>
      <text:p text:style-name="P1"><text:span text:style-name="T1"/></text:p>
      <text:p text:style-name="P1"><text:span text:style-name="T1"/></text:p>
      <text:p text:style-name="P1"><text:span text:style-name="T1">Smurf attack</text:span></text:p>
      <text:p text:style-name="P1"><text:span text:style-name="T1">Making a large number of innocent hosts respond to a ICMP echo request that contains a spoofed address. This results in a large number of echo-request-reply datagrams at the source whose address was spoofed.</text:span></text:p>
      <text:p text:style-name="P1"><text:span text:style-name="T1"/></text:p>
      <text:p text:style-name="P1"><text:span text:style-name="T1">What does it mean to say that a nonce is once-in-a-lifetime? In whose lifetime?</text:span></text:p>
      <text:p text:style-name="P1"><text:span text:style-name="T1">Once a server issuses a nonce, it never uses it again.</text:span></text:p>
      <text:p text:style-name="P1"><text:span text:style-name="T1"/></text:p>
      <text:p text:style-name="P5"><text:span text:style-name="Strong_20_Emphasis">Fragment Attack</text:span></text:p>
      <text:p text:style-name="P6"><text:span text:style-name="T1">Tiny Fragment Attack is a class of attack on Internet firewalls taking advantage that it is possible to impose an unusually small fragment size on outgoing packets. If the fragment size is made small enough to force some of a TCP packet's TCP header fields into the second fragment, filter rules that specify patterns for those fields will not match. If the filtering implementation does not enforce a minimum fragment size, a disallowed packet might be passed because it didn't hit a match in the fil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S PMincho" style:font-size-asian="10.5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8T10:49:15.05</meta:creation-date>
    <dc:date>2013-03-18T11:10:25.91</dc:date>
    <meta:editing-duration>PT50S</meta:editing-duration>
    <meta:editing-cycles>1</meta:editing-cycles>
    <meta:document-statistic meta:table-count="0" meta:image-count="0" meta:object-count="0" meta:page-count="2" meta:paragraph-count="50" meta:word-count="556" meta:character-count="3364" meta:non-whitespace-character-count="2870"/>
    <meta:generator>LibreOffice/4.0.1.2$Windows_x86 LibreOffice_project/84102822e3d61eb989ddd325abf1ac077904985</meta:generator>
  </office:meta>
</office:document-meta>
</file>